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1ff" officeooo:paragraph-rsid="001fd1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workspace</text:p>
      <text:p text:style-name="P1">cd Intro-Java-Homework</text:p>
      <text:p text:style-name="P1">cd src</text:p>
      <text:p text:style-name="P1">javac SumTwoNumbers.java</text:p>
      <text:p text:style-name="P1">java <text:s/>SumTwoNumber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2:00:55.758926220</meta:creation-date>
    <dc:date>2014-05-08T12:10:40.513166831</dc:date>
    <meta:editing-duration>P0D</meta:editing-duration>
    <meta:editing-cycles>1</meta:editing-cycles>
    <meta:document-statistic meta:table-count="0" meta:image-count="0" meta:object-count="0" meta:page-count="1" meta:paragraph-count="5" meta:word-count="10" meta:character-count="83" meta:non-whitespace-character-count="77"/>
    <meta:generator>LibreOffice/4.2.3.3$Linux_X86_64 LibreOffice_project/420m0$Build-3</meta:generator>
  </office:meta>
</office:document-meta>
</file>